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86fd8" officeooo:paragraph-rsid="00086fd8"/>
    </style:style>
    <style:style style:name="P2" style:family="paragraph" style:parent-style-name="Preformatted_20_Text">
      <style:text-properties officeooo:rsid="00086fd8" officeooo:paragraph-rsid="0014abf2"/>
    </style:style>
    <style:style style:name="P3" style:family="paragraph" style:parent-style-name="Preformatted_20_Text">
      <style:text-properties officeooo:rsid="00086fd8" officeooo:paragraph-rsid="001a17bd"/>
    </style:style>
    <style:style style:name="P4" style:family="paragraph" style:parent-style-name="Preformatted_20_Text">
      <style:text-properties officeooo:paragraph-rsid="00086fd8"/>
    </style:style>
    <style:style style:name="P5" style:family="paragraph" style:parent-style-name="Preformatted_20_Text">
      <style:text-properties officeooo:paragraph-rsid="0008aab7"/>
    </style:style>
    <style:style style:name="P6" style:family="paragraph" style:parent-style-name="Preformatted_20_Text">
      <style:text-properties officeooo:rsid="0009e08e" officeooo:paragraph-rsid="0009e08e"/>
    </style:style>
    <style:style style:name="P7" style:family="paragraph" style:parent-style-name="Preformatted_20_Text">
      <style:text-properties officeooo:paragraph-rsid="000cf787"/>
    </style:style>
    <style:style style:name="P8" style:family="paragraph" style:parent-style-name="Preformatted_20_Text">
      <style:text-properties officeooo:paragraph-rsid="0014abf2"/>
    </style:style>
    <style:style style:name="P9" style:family="paragraph" style:parent-style-name="Preformatted_20_Text">
      <style:text-properties style:font-name="Liberation Mono" fo:font-size="10pt" officeooo:rsid="00086fd8" style:font-name-asian="NSimSun1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086fd8" officeooo:paragraph-rsid="000cf787" style:font-name-asian="NSimSun1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0cf787" officeooo:paragraph-rsid="000cf787" style:font-name-asian="NSimSun1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14abf2" officeooo:paragraph-rsid="0014abf2" style:font-name-asian="NSimSun1" style:font-size-asian="10pt" style:font-name-complex="Liberation Mono" style:font-size-complex="10pt"/>
    </style:style>
    <style:style style:name="P13" style:family="paragraph" style:parent-style-name="Preformatted_20_Text">
      <style:text-properties officeooo:rsid="001c194d" officeooo:paragraph-rsid="001c194d"/>
    </style:style>
    <style:style style:name="P14" style:family="paragraph" style:parent-style-name="Preformatted_20_Text">
      <style:text-properties officeooo:rsid="0023a1a1" officeooo:paragraph-rsid="0023c5eb"/>
    </style:style>
    <style:style style:name="P15" style:family="paragraph" style:parent-style-name="Preformatted_20_Text">
      <style:text-properties officeooo:paragraph-rsid="0023c5eb"/>
    </style:style>
    <style:style style:name="P16" style:family="paragraph" style:parent-style-name="Preformatted_20_Text">
      <style:paragraph-properties fo:margin-left="0cm" fo:margin-right="0cm" fo:text-indent="0cm" style:auto-text-indent="false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officeooo:paragraph-rsid="000cf787"/>
    </style:style>
    <style:style style:name="P18" style:family="paragraph" style:parent-style-name="Text_20_body">
      <style:text-properties officeooo:rsid="0003ca08" officeooo:paragraph-rsid="0003ca08"/>
    </style:style>
    <style:style style:name="P19" style:family="paragraph" style:parent-style-name="Text_20_body">
      <style:text-properties officeooo:rsid="0003ca08" officeooo:paragraph-rsid="00054f80"/>
    </style:style>
    <style:style style:name="P20" style:family="paragraph" style:parent-style-name="Text_20_body">
      <style:text-properties officeooo:rsid="0003ca08" officeooo:paragraph-rsid="00108084"/>
    </style:style>
    <style:style style:name="P21" style:family="paragraph" style:parent-style-name="Text_20_body">
      <style:text-properties officeooo:rsid="00054f80" officeooo:paragraph-rsid="00054f80"/>
    </style:style>
    <style:style style:name="P22" style:family="paragraph" style:parent-style-name="Text_20_body">
      <style:text-properties officeooo:rsid="000797cb" officeooo:paragraph-rsid="000797cb"/>
    </style:style>
    <style:style style:name="P23" style:family="paragraph" style:parent-style-name="Text_20_body">
      <style:text-properties officeooo:rsid="0008aab7" officeooo:paragraph-rsid="0008aab7"/>
    </style:style>
    <style:style style:name="P24" style:family="paragraph" style:parent-style-name="Text_20_body">
      <style:text-properties officeooo:rsid="0009e08e" officeooo:paragraph-rsid="0009e08e"/>
    </style:style>
    <style:style style:name="P25" style:family="paragraph" style:parent-style-name="Text_20_body">
      <style:text-properties officeooo:rsid="000ab6b1" officeooo:paragraph-rsid="0023c5eb"/>
    </style:style>
    <style:style style:name="P26" style:family="paragraph" style:parent-style-name="Text_20_body">
      <style:text-properties officeooo:rsid="000cf787" officeooo:paragraph-rsid="000cf787"/>
    </style:style>
    <style:style style:name="P27" style:family="paragraph" style:parent-style-name="Text_20_body">
      <style:text-properties officeooo:rsid="000f1979" officeooo:paragraph-rsid="000f1979"/>
    </style:style>
    <style:style style:name="P28" style:family="paragraph" style:parent-style-name="Text_20_body">
      <style:text-properties officeooo:rsid="00108084" officeooo:paragraph-rsid="00108084"/>
    </style:style>
    <style:style style:name="P29" style:family="paragraph" style:parent-style-name="Text_20_body">
      <style:text-properties officeooo:rsid="0014abf2" officeooo:paragraph-rsid="0014abf2"/>
    </style:style>
    <style:style style:name="P30" style:family="paragraph" style:parent-style-name="Text_20_body">
      <style:text-properties fo:font-style="normal" officeooo:rsid="0003ca08" officeooo:paragraph-rsid="0003ca08" style:font-style-asian="normal" style:font-style-complex="normal"/>
    </style:style>
    <style:style style:name="P31" style:family="paragraph" style:parent-style-name="Text_20_body">
      <style:text-properties officeooo:paragraph-rsid="0009e08e"/>
    </style:style>
    <style:style style:name="P32" style:family="paragraph" style:parent-style-name="Text_20_body">
      <style:text-properties officeooo:rsid="001c194d" officeooo:paragraph-rsid="001c194d"/>
    </style:style>
    <style:style style:name="P33" style:family="paragraph" style:parent-style-name="Text_20_body">
      <style:text-properties officeooo:rsid="0023a1a1" officeooo:paragraph-rsid="0023a1a1"/>
    </style:style>
    <style:style style:name="P34" style:family="paragraph" style:parent-style-name="Text_20_body">
      <style:text-properties officeooo:rsid="0023a1a1" officeooo:paragraph-rsid="0023c5eb"/>
    </style:style>
    <style:style style:name="P35" style:family="paragraph" style:parent-style-name="Text_20_body">
      <style:text-properties officeooo:rsid="001581cd" officeooo:paragraph-rsid="001581cd"/>
    </style:style>
    <style:style style:name="P36" style:family="paragraph" style:parent-style-name="Heading_20_2">
      <style:text-properties officeooo:rsid="0003ca08" officeooo:paragraph-rsid="0003ca08"/>
    </style:style>
    <style:style style:name="P37" style:family="paragraph" style:parent-style-name="Heading_20_2">
      <style:text-properties officeooo:rsid="000797cb"/>
    </style:style>
    <style:style style:name="P38" style:family="paragraph" style:parent-style-name="Heading_20_2">
      <style:text-properties officeooo:rsid="000797cb" officeooo:paragraph-rsid="000797cb"/>
    </style:style>
    <style:style style:name="P39" style:family="paragraph" style:parent-style-name="Heading_20_2">
      <style:text-properties officeooo:rsid="0025a641" officeooo:paragraph-rsid="0025a641"/>
    </style:style>
    <style:style style:name="P40" style:family="paragraph" style:parent-style-name="Heading_20_3">
      <style:text-properties officeooo:rsid="0023c5eb" officeooo:paragraph-rsid="0023c5eb"/>
    </style:style>
    <style:style style:name="P41" style:family="paragraph" style:parent-style-name="Preformatted_20_Text">
      <style:text-properties officeooo:paragraph-rsid="0026e8b3"/>
    </style:style>
    <style:style style:name="P42" style:family="paragraph" style:parent-style-name="Text_20_body">
      <style:text-properties officeooo:rsid="00122838" officeooo:paragraph-rsid="00122838"/>
    </style:style>
    <style:style style:name="P43" style:family="paragraph" style:parent-style-name="Text_20_body">
      <style:text-properties officeooo:rsid="0025a641" officeooo:paragraph-rsid="0025a641"/>
    </style:style>
    <style:style style:name="P44" style:family="paragraph" style:parent-style-name="Text_20_body">
      <style:text-properties officeooo:rsid="0025a641" officeooo:paragraph-rsid="0026e8b3"/>
    </style:style>
    <style:style style:name="P45" style:family="paragraph" style:parent-style-name="Text_20_body">
      <style:text-properties officeooo:rsid="0026180c" officeooo:paragraph-rsid="0026180c"/>
    </style:style>
    <style:style style:name="P46" style:family="paragraph" style:parent-style-name="Text_20_body">
      <style:text-properties officeooo:rsid="002722f7" officeooo:paragraph-rsid="002722f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ca08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3ca08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3ca08" style:font-style-asian="normal" style:font-style-complex="normal"/>
    </style:style>
    <style:style style:name="T7" style:family="text">
      <style:text-properties fo:font-style="normal" officeooo:rsid="00086fd8" style:font-style-asian="normal" style:font-style-complex="normal"/>
    </style:style>
    <style:style style:name="T8" style:family="text">
      <style:text-properties officeooo:rsid="00054f80"/>
    </style:style>
    <style:style style:name="T9" style:family="text">
      <style:text-properties officeooo:rsid="00078c78"/>
    </style:style>
    <style:style style:name="T10" style:family="text">
      <style:text-properties officeooo:rsid="00086fd8"/>
    </style:style>
    <style:style style:name="T11" style:family="text">
      <style:text-properties style:font-name="Liberation Mono" fo:font-size="10pt" officeooo:rsid="00086fd8" style:font-name-asian="NSimSun1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08aab7" style:font-name-asian="NSimSun1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0cf787" style:font-name-asian="NSimSun1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0e66ac" style:font-name-asian="NSimSun1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14abf2" style:font-name-asian="NSimSun1" style:font-size-asian="10pt" style:font-name-complex="Liberation Mono" style:font-size-complex="10pt"/>
    </style:style>
    <style:style style:name="T16" style:family="text">
      <style:text-properties style:font-name="Liberation Mono" fo:font-size="10pt" fo:font-style="italic" officeooo:rsid="00086fd8" style:font-name-asian="NSimSun1" style:font-size-asian="10pt" style:font-style-asian="italic" style:font-name-complex="Liberation Mono" style:font-size-complex="10pt" style:font-style-complex="italic"/>
    </style:style>
    <style:style style:name="T17" style:family="text">
      <style:text-properties officeooo:rsid="0008aab7"/>
    </style:style>
    <style:style style:name="T18" style:family="text">
      <style:text-properties officeooo:rsid="0009e08e"/>
    </style:style>
    <style:style style:name="T19" style:family="text">
      <style:text-properties officeooo:rsid="000ab6b1"/>
    </style:style>
    <style:style style:name="T20" style:family="text">
      <style:text-properties officeooo:rsid="000e66ac"/>
    </style:style>
    <style:style style:name="T21" style:family="text">
      <style:text-properties officeooo:rsid="0014abf2"/>
    </style:style>
    <style:style style:name="T22" style:family="text">
      <style:text-properties officeooo:rsid="00186286"/>
    </style:style>
    <style:style style:name="T23" style:family="text">
      <style:text-properties officeooo:rsid="001a17bd"/>
    </style:style>
    <style:style style:name="T24" style:family="text">
      <style:text-properties officeooo:rsid="0022191e"/>
    </style:style>
    <style:style style:name="T25" style:family="text">
      <style:text-properties officeooo:rsid="00233ab3"/>
    </style:style>
    <style:style style:name="T26" style:family="text">
      <style:text-properties officeooo:rsid="0023a1a1"/>
    </style:style>
    <style:style style:name="T27" style:family="text">
      <style:text-properties officeooo:rsid="00259eef"/>
    </style:style>
    <style:style style:name="T28" style:family="text">
      <style:text-properties officeooo:rsid="0025a641"/>
    </style:style>
    <style:style style:name="T29" style:family="text">
      <style:text-properties officeooo:rsid="0026180c"/>
    </style:style>
    <style:style style:name="T30" style:family="text">
      <style:text-properties officeooo:rsid="0026e8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buntu 18 - 20</text:h>
      <text:h text:style-name="P36" text:outline-level="2">Interfaces de red</text:h>
      <text:p text:style-name="P21">El comando ip permite ver y modificar distintos “objetos” de red: interfaces (link), direcciones ip (address), rutas (route). Siempre hay que indicar tras “ip” el objeto y el comando a usar.</text:p>
      <text:p text:style-name="P19">Listar interfaces de red disponibles:</text:p>
      <text:p text:style-name="Preformatted_20_Text">ip link <text:span text:style-name="T8">show</text:span></text:p>
      <text:p text:style-name="P21">Se puede abreviar el objeto “address” a “addr” o “a”. Y si no se escribe ningún comando, se asume que es “show”:</text:p>
      <text:p text:style-name="Preformatted_20_Text">ip l</text:p>
      <text:p text:style-name="P18">Ver las direcciones IP asignadas:</text:p>
      <text:p text:style-name="Preformatted_20_Text">ip address <text:span text:style-name="T8">show</text:span></text:p>
      <text:p text:style-name="Preformatted_20_Text">ip a</text:p>
      <text:p text:style-name="P18">Ver las rutas activas <text:span text:style-name="T9">(incluyendo la puerta de enlace por defecto, “default”)</text:span>:</text:p>
      <text:p text:style-name="Preformatted_20_Text">ip route show</text:p>
      <text:p text:style-name="Preformatted_20_Text">ip r</text:p>
      <text:p text:style-name="Text_20_body">Para ver qué ruta ruta seguirá un paquete hasta una cierta IP (útil en caso de tener múltiples rutas o puertas de enlace):</text:p>
      <text:p text:style-name="P6">ip route get 192.168.0.1</text:p>
      <text:p text:style-name="P24">Añadir una IP fija al interface eth0:</text:p>
      <text:p text:style-name="Preformatted_20_Text">ip address add 10.0.0.50/24 brd + dev eth0</text:p>
      <text:p text:style-name="P31">“<text:span text:style-name="T18">brd +” indica que se añada la dirección broadcast por defecto; en este caso será 10.0.0.255.</text:span></text:p>
      <text:p text:style-name="P32">Eliminar una IP del interface eth0:</text:p>
      <text:p text:style-name="P13"><text:s/>ip address del 10.0.0.50/24 dev eth0</text:p>
      <text:p text:style-name="P27">Activar y desactivar interface:</text:p>
      <text:p text:style-name="Preformatted_20_Text">ip link set eth0 up</text:p>
      <text:p text:style-name="Preformatted_20_Text">ip link set eth0 down</text:p>
      <text:p text:style-name="P24">Añadir una ruta <text:span text:style-name="T19">(no persistente, al reiniciar equipo se pierde)</text:span>:</text:p>
      <text:p text:style-name="Preformatted_20_Text">ip route add 10.0.0.0/24 via 10.0.0.50 dev eth0</text:p>
      <text:p text:style-name="P28">Refrescar la configuración DHCP:</text:p>
      <text:p text:style-name="Preformatted_20_Text">sudo dhclient eth0</text:p>
      <text:p text:style-name="P28">Si no se especifica el nombre del interfaz (eth0), se refrescan todos.</text:p>
      <text:p text:style-name="P28">Borrar la configuración DHCP (eliminar la IP obtenida):</text:p>
      <text:p text:style-name="Preformatted_20_Text">sudo dhclient -r eth0</text:p>
      <text:h text:style-name="P38" text:outline-level="2"><text:soft-page-break/>Configuración persistente de la red</text:h>
      <text:p text:style-name="P22">El servicio systemd-networkd es el que gestiona las conexiones de red. Pero la configuración de la red se hace con netplan, usando archivos de configuración en formato YAML <text:span text:style-name="T10">(texto plano, con jerarquía dada por indentaciones de 2 espacios)</text:span>. Los archivos están en la carpeta /<text:span text:style-name="T5">etc/netplan/ y por defecto existe uno, 01-netcfg.yaml; </text:span><text:span text:style-name="T7">este es un contenido típico:</text:span></text:p>
      <text:p text:style-name="Preformatted_20_Text">network:</text:p>
      <text:p text:style-name="Preformatted_20_Text"><text:s text:c="2"/>version: 2</text:p>
      <text:p text:style-name="Preformatted_20_Text"><text:s text:c="2"/>renderer: networkd</text:p>
      <text:p text:style-name="Preformatted_20_Text"><text:s text:c="2"/>ethernets:</text:p>
      <text:p text:style-name="Preformatted_20_Text"><text:s text:c="4"/><text:span text:style-name="T18"># Ethernet con IP fija</text:span></text:p>
      <text:p text:style-name="Preformatted_20_Text"><text:s text:c="4"/><text:span text:style-name="T11">eth0</text:span>:</text:p>
      <text:p text:style-name="Preformatted_20_Text"><text:s text:c="6"/><text:span text:style-name="T10">dhcp4: </text:span><text:span text:style-name="T14">false</text:span><text:span text:style-name="T10"><text:tab/></text:span><text:span text:style-name="T19"># Se puede omitir esta línea</text:span></text:p>
      <text:p text:style-name="Preformatted_20_Text"><text:s text:c="6"/><text:span text:style-name="T24"># Las listas pueden ir en la misma línea entre corchetes,</text:span></text:p>
      <text:p text:style-name="Preformatted_20_Text"><text:s text:c="6"/><text:span text:style-name="T24"># o en las líneas siguientes intentadas y comenzando con “-”</text:span></text:p>
      <text:p text:style-name="Preformatted_20_Text"><text:s text:c="6"/>addresses: [192.168.<text:span text:style-name="T10">0</text:span>.50/24]</text:p>
      <text:p text:style-name="Preformatted_20_Text"><text:s text:c="6"/>gateway4: 192.168.<text:span text:style-name="T10">0</text:span>.1</text:p>
      <text:p text:style-name="Preformatted_20_Text"><text:s text:c="6"/>nameservers:</text:p>
      <text:p text:style-name="Preformatted_20_Text"><text:s text:c="8"/>addresses: [<text:span text:style-name="T10">1.1</text:span>.1.1, <text:span text:style-name="T10">8.8.8.8</text:span>]</text:p>
      <text:p text:style-name="P16"><text:s text:c="4"/><text:span text:style-name="T10">wifis:</text:span></text:p>
      <text:p text:style-name="P16"><text:s text:c="7"/><text:span text:style-name="T18"># Wifi con IP automática</text:span></text:p>
      <text:p text:style-name="Preformatted_20_Text"><text:s text:c="4"/><text:span text:style-name="T10">wlan0:</text:span></text:p>
      <text:p text:style-name="Preformatted_20_Text"><text:s text:c="6"/><text:span text:style-name="T10">dhcp4: </text:span><text:span text:style-name="T11">true</text:span></text:p>
      <text:p text:style-name="P9"><text:s text:c="6"/>access-points:</text:p>
      <text:p text:style-name="Preformatted_20_Text"><text:span text:style-name="T11"><text:s text:c="8"/>“</text:span><text:span text:style-name="T16">ssid_red</text:span><text:span text:style-name="T11">”:</text:span></text:p>
      <text:p text:style-name="Preformatted_20_Text"><text:span text:style-name="T11"><text:s text:c="10"/>password: “</text:span><text:span text:style-name="T16">contraseña</text:span><text:span text:style-name="T11">”</text:span></text:p>
      <text:p text:style-name="P33">La línea “renderer” indica que efectivamente la red está gestionada por “networkd”. Hay utro sistema alternativo “NetworkManager”. </text:p>
      <text:p text:style-name="P28">Nota: para usar adaptadores wifi, debe estar instalado el paquete “wpasupplicant”; en Ubuntu Server no se instala por defecto.</text:p>
      <text:p text:style-name="P35">Nota 2: Es conveniene deshabilitar la capacidad de configuración de red “cloud-init”. Para ello, escribir un archivo /etc/cloud/cloud.cfg.d/99-disable-network-config.cfg con una línea: network: {config: disabled}<text:span text:style-name="T22">y crer un archivo vacio “sudo touch /etc/cloud/cloud-init.disabled”, reiniciando después. O desinstalar por completo cloud-init: “sudo apt purge cloud-init -y”; “rm -Rf /etc/cloud”.</text:span></text:p>
      <text:p text:style-name="P25">Una vez modificado el archivo, se puede comprobar si es correcto:</text:p>
      <text:p text:style-name="P15">sudo netplan --debug generate</text:p>
      <text:p text:style-name="P25">Y aplicar los cambios, <text:span text:style-name="T26">reiniciando el servicio de red</text:span>:</text:p>
      <text:p text:style-name="P15">sudo netplan apply</text:p>
      <text:p text:style-name="P34">Para reiniciar solo un interface de red, por ejemplo, eth0:</text:p>
      <text:p text:style-name="P14">sudo ip link set eth0 down</text:p>
      <text:p text:style-name="P14">sudo ip link set eth0 up</text:p>
      <text:h text:style-name="P40" text:outline-level="3"><text:span text:style-name="T27">Ejemplos de c</text:span>onfiguraciones <text:span text:style-name="T27">complejas</text:span></text:h>
      <text:p text:style-name="P26">Para que la conexión a Internet se haga <text:span text:style-name="T25">solo </text:span>por uno de los adaptadores de red, y no por el resto, hay que usar la opción “gateway4” solo en el adaptador conectado a Internet:</text:p>
      <text:p text:style-name="P7">network:</text:p>
      <text:p text:style-name="P7"><text:s text:c="2"/>version: 2</text:p>
      <text:p text:style-name="P7"><text:s text:c="2"/>renderer: networkd</text:p>
      <text:p text:style-name="P7"><text:soft-page-break/><text:s text:c="2"/>ethernets:</text:p>
      <text:p text:style-name="P7"><text:s text:c="4"/><text:span text:style-name="T11">eth0</text:span>:</text:p>
      <text:p text:style-name="P7"><text:s text:c="6"/><text:span text:style-name="T10">dhcp4: </text:span><text:span text:style-name="T20">false</text:span></text:p>
      <text:p text:style-name="P7"><text:s text:c="6"/>addresses: [<text:span text:style-name="T13">10.0</text:span>.<text:span text:style-name="T10">0</text:span>.50/24]</text:p>
      <text:p text:style-name="P17"><text:s text:c="7"/><text:span text:style-name="T13">eth1</text:span><text:span text:style-name="T10">:</text:span></text:p>
      <text:p text:style-name="P17"><text:s text:c="9"/><text:span text:style-name="T10">dhcp4: </text:span><text:span text:style-name="T14">false</text:span></text:p>
      <text:p text:style-name="P11"><text:s text:c="6"/>addresses: [192.168.0.50/24]</text:p>
      <text:p text:style-name="P7"><text:span text:style-name="T11"><text:s text:c="6"/></text:span><text:span text:style-name="T13">gateway4: 192.168.0.1</text:span></text:p>
      <text:p text:style-name="P10"><text:s text:c="6"/>nameservers:</text:p>
      <text:p text:style-name="P10"><text:s text:c="8"/>addresses: [1.1.1.1, 8.8.8.8]</text:p>
      <text:p text:style-name="Text_20_body">Para usar múltiples IP a un adaptador de red, con múltiples puertas de enlace:</text:p>
      <text:p text:style-name="P4">network:</text:p>
      <text:p text:style-name="P4"><text:s text:c="2"/>version: 2</text:p>
      <text:p text:style-name="P4"><text:s text:c="2"/>renderer: networkd</text:p>
      <text:p text:style-name="P4"><text:s text:c="2"/>ethernets:</text:p>
      <text:p text:style-name="P4"><text:s text:c="4"/><text:span text:style-name="T11">eth0</text:span>:</text:p>
      <text:p text:style-name="P4"><text:s text:c="6"/>addresses:</text:p>
      <text:p text:style-name="P4"><text:s text:c="8"/>- 192.168.<text:span text:style-name="T10">0</text:span>.50/24</text:p>
      <text:p text:style-name="P4"><text:s text:c="8"/>- <text:span text:style-name="T10">10.0.0.50/24</text:span></text:p>
      <text:p text:style-name="P4"><text:s text:c="6"/><text:span text:style-name="T17"># en lugar de </text:span>gateway4:</text:p>
      <text:p text:style-name="P4"><text:s text:c="6"/><text:span text:style-name="T12">routes</text:span>:</text:p>
      <text:p text:style-name="P4"><text:s text:c="8"/><text:span text:style-name="T17"># puerta de enlace de cada subred; usamos métrica 100,</text:span></text:p>
      <text:p text:style-name="P4"><text:s text:c="8"/><text:span text:style-name="T17"># que es el valor por defecto que usa netplan con “gateway4”</text:span></text:p>
      <text:p text:style-name="P1"><text:s text:c="8"/>- <text:span text:style-name="T17">to: 0.0.0.0/0</text:span></text:p>
      <text:p text:style-name="P1"><text:s text:c="10"/><text:span text:style-name="T17">via: 192.168.0.1</text:span></text:p>
      <text:p text:style-name="P1"><text:s text:c="10"/><text:span text:style-name="T17">metric: 100</text:span></text:p>
      <text:p text:style-name="P1"><text:s text:c="8"/>- <text:span text:style-name="T17">to: 0.0.0.0/</text:span><text:span text:style-name="T19">0</text:span></text:p>
      <text:p text:style-name="P1"><text:s text:c="10"/><text:span text:style-name="T17">via: 10.0.0.1</text:span></text:p>
      <text:p text:style-name="P1"><text:s text:c="10"/><text:span text:style-name="T17">metric: 100</text:span></text:p>
      <text:p text:style-name="P1"><text:s text:c="8"/><text:span text:style-name="T17"># si la puerta de enlace está conectada directamente a la red</text:span></text:p>
      <text:p text:style-name="P1"><text:s text:c="8"/><text:span text:style-name="T17"># local, pero tiene una IP que no corresponde a la subred del</text:span></text:p>
      <text:p text:style-name="P1"><text:s text:c="8"/><text:span text:style-name="T17"># interface, añadir:</text:span></text:p>
      <text:p text:style-name="P1"><text:s text:c="10"/><text:span text:style-name="T17">on-link: true</text:span></text:p>
      <text:p text:style-name="P1"><text:s text:c="8"/><text:span text:style-name="T17"># se pueden añadir rutas específicas, con métrica &lt;100</text:span></text:p>
      <text:p text:style-name="P29">Usar dos adaptadores de red y enrutar tráfico entre ambos:</text:p>
      <text:p text:style-name="P8">network:</text:p>
      <text:p text:style-name="P8"><text:s text:c="2"/>version: 2</text:p>
      <text:p text:style-name="P8"><text:s text:c="2"/>renderer: networkd</text:p>
      <text:p text:style-name="P8"><text:s text:c="2"/>ethernets:</text:p>
      <text:p text:style-name="P8"><text:s text:c="4"/><text:span text:style-name="T21"># Adaptador conectado a red local sin internet</text:span></text:p>
      <text:p text:style-name="P8"><text:s text:c="4"/><text:span text:style-name="T11">eth0</text:span>:</text:p>
      <text:p text:style-name="P8"><text:s text:c="6"/>addresses:</text:p>
      <text:p text:style-name="P8"><text:s text:c="8"/>- 1<text:span text:style-name="T21">0</text:span>.<text:span text:style-name="T21">0</text:span>.<text:span text:style-name="T10">0</text:span>.50/24</text:p>
      <text:p text:style-name="P8"><text:s text:c="6"/><text:span text:style-name="T12">routes</text:span>:</text:p>
      <text:p text:style-name="P8"><text:s text:c="8"/><text:span text:style-name="T21"># Ruta de destino (destination route)</text:span></text:p>
      <text:p text:style-name="P2"><text:s text:c="8"/>- <text:span text:style-name="T17">to: </text:span><text:span text:style-name="T21">10.0.0</text:span><text:span text:style-name="T17">.0/</text:span><text:span text:style-name="T21">24</text:span></text:p>
      <text:p text:style-name="P2"><text:s text:c="10"/><text:span text:style-name="T17">via: 1</text:span><text:span text:style-name="T21">0</text:span><text:span text:style-name="T17">.</text:span><text:span text:style-name="T21">0</text:span><text:span text:style-name="T17">.0.1</text:span></text:p>
      <text:p text:style-name="P8"><text:span text:style-name="T10"><text:s text:c="10"/></text:span><text:span text:style-name="T15">table</text:span><text:span text:style-name="T17">: 10</text:span><text:span text:style-name="T21">1</text:span></text:p>
      <text:p text:style-name="P8"><text:s text:c="8"/><text:span text:style-name="T21"># Ruta de origen (source route)</text:span></text:p>
      <text:p text:style-name="P8"><text:s text:c="6"/><text:span text:style-name="T21">routing-policy:</text:span></text:p>
      <text:p text:style-name="P8"><text:s text:c="8"/>- <text:span text:style-name="T23">to</text:span><text:span text:style-name="T21">: 10.0.0.0/24</text:span></text:p>
      <text:p text:style-name="P8"><text:s text:c="10"/><text:span text:style-name="T23">from: 192.168.0.50/24</text:span></text:p>
      <text:p text:style-name="P8"><text:s text:c="10"/><text:span text:style-name="T21">table: 101</text:span></text:p>
      <text:p text:style-name="P8"><text:s text:c="4"/><text:span text:style-name="T11">eth</text:span><text:span text:style-name="T15">1</text:span>:</text:p>
      <text:p text:style-name="P8"><text:s text:c="6"/>addresses:</text:p>
      <text:p text:style-name="P8"><text:s text:c="8"/>- <text:span text:style-name="T10">1</text:span><text:span text:style-name="T21">92.168.0.50</text:span><text:span text:style-name="T10">/24</text:span></text:p>
      <text:p text:style-name="P8"><text:s text:c="6"/><text:span text:style-name="T12">routes</text:span>:</text:p>
      <text:p text:style-name="P8"><text:span text:style-name="T10"><text:s text:c="8"/>- </text:span><text:span text:style-name="T17">to: </text:span><text:span text:style-name="T21">192</text:span><text:span text:style-name="T17">.</text:span><text:span text:style-name="T21">168</text:span><text:span text:style-name="T17">.0.0/</text:span><text:span text:style-name="T21">24</text:span></text:p>
      <text:p text:style-name="P2"><text:s text:c="10"/><text:span text:style-name="T17">via: 192.168.0.1</text:span></text:p>
      <text:p text:style-name="P8"><text:span text:style-name="T10"><text:s text:c="10"/></text:span><text:span text:style-name="T15">table: 102</text:span></text:p>
      <text:p text:style-name="P12"><text:soft-page-break/><text:s text:c="6"/>routing-policy:</text:p>
      <text:p text:style-name="P2"><text:s text:c="8"/>- <text:span text:style-name="T23">to</text:span><text:span text:style-name="T17">: </text:span><text:span text:style-name="T21">192</text:span><text:span text:style-name="T17">.</text:span><text:span text:style-name="T21">168</text:span><text:span text:style-name="T17">.0.0/</text:span><text:span text:style-name="T19">0</text:span></text:p>
      <text:p text:style-name="P3"><text:s text:c="10"/><text:span text:style-name="T21">from: </text:span><text:span text:style-name="T23">10.0.0.50/24</text:span></text:p>
      <text:p text:style-name="P8"><text:span text:style-name="T10"><text:s text:c="10"/></text:span><text:span text:style-name="T15">table</text:span><text:span text:style-name="T17">: 10</text:span><text:span text:style-name="T21">2</text:span></text:p>
      <text:p text:style-name="P8"><text:s text:c="6"/><text:span text:style-name="T21"># Puerta de enlace por defecto a través de esta interfaz</text:span></text:p>
      <text:p text:style-name="P8"><text:s text:c="6"/><text:span text:style-name="T23"># Esto añade una ruta “default via 192.168.0.1 dev eth1”</text:span></text:p>
      <text:p text:style-name="P8"><text:s text:c="6"/><text:span text:style-name="T21">gateway4: 192.168.0.1</text:span></text:p>
      <text:p text:style-name="P8"><text:s text:c="6"/><text:span text:style-name="T21"># Y servidores DNS para resolución de nombres por este interfaz</text:span></text:p>
      <text:p text:style-name="P8"><text:s text:c="6"/><text:span text:style-name="T21">nameservers:</text:span></text:p>
      <text:p text:style-name="P8"><text:s text:c="8"/><text:span text:style-name="T21">addresses: [1.1.1.1, 8.8.8.8]</text:span></text:p>
      <text:p text:style-name="P23">Para configurar VLAN, añadir:</text:p>
      <text:p text:style-name="Preformatted_20_Text"><text:s text:c="2"/><text:span text:style-name="T17">vlans:</text:span></text:p>
      <text:p text:style-name="Preformatted_20_Text"><text:s text:c="4"/><text:span text:style-name="T17">vlan5:</text:span></text:p>
      <text:p text:style-name="Preformatted_20_Text"><text:s text:c="6"/><text:span text:style-name="T17">id: 5</text:span></text:p>
      <text:p text:style-name="Preformatted_20_Text"><text:s text:c="6"/><text:span text:style-name="T17">link: eth0</text:span></text:p>
      <text:p text:style-name="Preformatted_20_Text"><text:s text:c="6"/><text:span text:style-name="T17">addresses: [192.168.5.50/24]</text:span></text:p>
      <text:p text:style-name="P5"><text:s text:c="4"/><text:span text:style-name="T17">vlan10:</text:span></text:p>
      <text:p text:style-name="P5"><text:s text:c="6"/><text:span text:style-name="T17">id: 10</text:span></text:p>
      <text:p text:style-name="P5"><text:s text:c="6"/><text:span text:style-name="T17">link: eth0</text:span></text:p>
      <text:p text:style-name="P5"><text:s text:c="6"/><text:span text:style-name="T17">addresses: [192.168.10.50/24]</text:span></text:p>
      <text:h text:style-name="P37" text:outline-level="2">DNS</text:h>
      <text:p text:style-name="P22">Las peticiones DNS se canalizan a través de un servidor DNS interno de la máquina, a la escucha de peticiones en la IP 127.0.0.53. Se puede ver el estado del servidor con:</text:p>
      <text:p text:style-name="Preformatted_20_Text">systemd-resolve --status</text:p>
      <text:p text:style-name="P22">Para borrar la caché DNS:</text:p>
      <text:p text:style-name="Preformatted_20_Text">systemd-resolve --flush-caches</text:p>
      <text:h text:style-name="Heading_20_2" text:outline-level="2">Conexión wifi</text:h>
      <text:p text:style-name="P18">Se usa el comando nmcli (instalar con sudo apt install network-manager).</text:p>
      <text:p text:style-name="P18">Listar interfaces:</text:p>
      <text:p text:style-name="Preformatted_20_Text">nmcli d</text:p>
      <text:p text:style-name="P20">Asegurarse que el adaptador wifi está activado (es el estado por defecto):</text:p>
      <text:p text:style-name="Preformatted_20_Text">nmcli r wifi on</text:p>
      <text:p text:style-name="P18">Ver redes disponibles:</text:p>
      <text:p text:style-name="Preformatted_20_Text">nmcli d wifi list</text:p>
      <text:p text:style-name="P18">Conectar a red:</text:p>
      <text:p text:style-name="Preformatted_20_Text">nmcli d wifi connect <text:span text:style-name="T1">ssid_red</text:span><text:span text:style-name="T5"> password </text:span><text:span text:style-name="T1">contraseña</text:span></text:p>
      <text:p text:style-name="P30">Conectar a red oculta, que no emite SSID:</text:p>
      <text:p text:style-name="Preformatted_20_Text">nmcli c add type wifi con-name <text:span text:style-name="T3">nombre_red</text:span> ifname wlan0 ssid <text:span text:style-name="T1">ssid_red</text:span></text:p>
      <text:p text:style-name="Preformatted_20_Text"><text:span text:style-name="T6">nmcli c modify </text:span><text:span text:style-name="T4">nombre_red</text:span><text:span text:style-name="T6"> wifi-sec.key-mgmt wpa-psk wifi-sec.psk </text:span><text:span text:style-name="T2">contraseña</text:span></text:p>
      <text:p text:style-name="Preformatted_20_Text"><text:span text:style-name="T6">nmcli c up </text:span><text:span text:style-name="T4">nombre_red</text:span></text:p>
      <text:p text:style-name="P42">Alternativa: iwtools (sudo apt install wireless-tools). </text:p>
      <text:h text:style-name="P39" text:outline-level="2"><text:soft-page-break/>Firewall</text:h>
      <text:p text:style-name="P43">Por defecto el firewall viene deshabilitado en Ubuntu. Comprobarlo con:</text:p>
      <text:p text:style-name="Preformatted_20_Text">sudo ufw status</text:p>
      <text:p text:style-name="P43">Activar firewall:</text:p>
      <text:p text:style-name="Preformatted_20_Text">sudo ufw enable</text:p>
      <text:p text:style-name="P43">Desactivarlo:</text:p>
      <text:p text:style-name="Preformatted_20_Text">sudo ufw disable</text:p>
      <text:p text:style-name="P46">Si se deja el firewall activado, se mantiene activo tras reiniciar el sistema. Se puede comprobar el estado del servicio:</text:p>
      <text:p text:style-name="Preformatted_20_Text">sudo systemctl status ufw.service</text:p>
      <text:p text:style-name="P43">Configurar las reglas por defecto: perm<text:span text:style-name="T29">i</text:span>tir todo de salida, denegar todo de entrada:</text:p>
      <text:p text:style-name="Preformatted_20_Text">sudo ufw default allow outgoing</text:p>
      <text:p text:style-name="Preformatted_20_Text">sudo ufw default deny incoming</text:p>
      <text:p text:style-name="P45">Ver las reglas activas / añadidas por usuario:</text:p>
      <text:p text:style-name="Preformatted_20_Text">sudo ufw show listening</text:p>
      <text:p text:style-name="Preformatted_20_Text">sudo ufw show added</text:p>
      <text:p text:style-name="P45">El log se almacena en /var/log/ufw.log</text:p>
      <text:h text:style-name="Heading_20_3" text:outline-level="3">Permitir conexiones entrantes</text:h>
      <text:p text:style-name="P43">Por tipo de servicio: ejemplo, SSH:</text:p>
      <text:p text:style-name="Preformatted_20_Text">sudo ufw allow ssh</text:p>
      <text:p text:style-name="P43">Por puerto (+ protocolo):</text:p>
      <text:p text:style-name="Preformatted_20_Text">sudo ufw allow 80/tcp comment 'Servidor HTTP'</text:p>
      <text:p text:style-name="Preformatted_20_Text">sudo ufw allow 1194/udp comment 'Servidor OpenVPN'</text:p>
      <text:p text:style-name="Preformatted_20_Text">sudo ufw allow 3000:4000/tcp comment 'Rango de puertos'</text:p>
      <text:p text:style-name="P44">Por IP origen:</text:p>
      <text:p text:style-name="P41">sudo ufw allow from 104.22.10.214</text:p>
      <text:p text:style-name="Text_20_body"><text:span text:style-name="T28">Por </text:span><text:span text:style-name="T30">rango de </text:span><text:span text:style-name="T28">IP origen:</text:span></text:p>
      <text:p text:style-name="P41">sudo ufw allow from 104.22.10.<text:span text:style-name="T30">0/24</text:span></text:p>
      <text:p text:style-name="P43">IP origen limitando puerto destino:</text:p>
      <text:p text:style-name="Preformatted_20_Text">sudo ufw allow from 104.22.11.213 to any port 25 proto tcp</text:p>
      <text:p text:style-name="P43">IP origen limitando puerto e IP destino:</text:p>
      <text:p text:style-name="Preformatted_20_Text">sudo ufw allow from 104.22.11.213 to 222.222.222.222 port 25 proto tcp</text:p>
      <text:p text:style-name="P43">Por interface (ej, “wg0”):</text:p>
      <text:p text:style-name="Preformatted_20_Text">sudo ufw allow in on wg0</text:p>
      <text:h text:style-name="Heading_20_3" text:outline-level="3"><text:soft-page-break/>Denegar conexiones entrantes</text:h>
      <text:p text:style-name="P43">De una IP específica:</text:p>
      <text:p text:style-name="Preformatted_20_Text">sudo ufw deny from 203.5.1.43</text:p>
      <text:p text:style-name="P43">De una subred específica:</text:p>
      <text:p text:style-name="Preformatted_20_Text">sudo ufw deny from 103.13.42.13/29</text:p>
      <text:p text:style-name="P43">De una IP a un puerto específico:</text:p>
      <text:p text:style-name="Preformatted_20_Text">sudo ufw deny from 1.1.1.2 to any port 22 proto tcp</text:p>
      <text:h text:style-name="Heading_20_3" text:outline-level="3">Eliminar reglas</text:h>
      <text:p text:style-name="P45">Primero, listar las reglas con:</text:p>
      <text:p text:style-name="Preformatted_20_Text">sudo ufw status numbered</text:p>
      <text:p text:style-name="P45">y luego borrar las reglas por número:</text:p>
      <text:p text:style-name="Preformatted_20_Text">sudo ufw delete 6</text:p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left="0.6cm" fo:margin-right="0cm" fo:margin-top="0cm" fo:margin-bottom="0.3cm" style:contextual-spacing="true" fo:text-indent="0cm" style:auto-text-indent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osé Francisco López Pimentel</meta:initial-creator>
    <meta:creation-date>2020-11-05T09:57:43.987000000</meta:creation-date>
    <dc:date>2021-07-12T11:41:28.047000000</dc:date>
    <meta:editing-duration>PT6H21M26S</meta:editing-duration>
    <meta:editing-cycles>15</meta:editing-cycles>
    <meta:generator>LibreOffice/7.1.4.2$Windows_X86_64 LibreOffice_project/a529a4fab45b75fefc5b6226684193eb000654f6</meta:generator>
    <meta:document-statistic meta:table-count="0" meta:image-count="0" meta:object-count="0" meta:page-count="6" meta:paragraph-count="212" meta:word-count="1171" meta:character-count="7883" meta:non-whitespace-character-count="6317"/>
  </office:meta>
</office:document-meta>
</file>